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co Bonaccorsi <text:s/>elegante arco costruito nell’anno giubilare 1675 dal Cardinale Bonaccorso Bonaccorsi legato di Bologna I nipoti e il conte Raimondo di Castel San Pietro in Sabina</text:p>
      <text:p text:style-name="Standard">lo restaurarono nel 1716. L’inizio del percorso del Portico di San Luc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15T10:32:49.119399600</meta:creation-date>
    <dc:date>2025-11-05T10:41:11.15</dc:date>
    <meta:editing-duration>PT1M4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39" meta:character-count="250"/>
    <dc:creator>carloggg </dc:creator>
  </office:meta>
</office:document-meta>
</file>